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, 'Arial Unicode MS'"/>
    <style:font-face style:name="Nimbus Mono L" svg:font-family="'Nimbus Mono L', 'Courier New'" style:font-family-generic="modern"/>
    <style:font-face style:name="DejaVu Sans" svg:font-family="'DejaVu Sans'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line-height="200%"/>
      <style:text-properties fo:font-size="8pt" style:font-size-asian="8pt" style:font-size-complex="8pt"/>
    </style:style>
    <style:style style:name="P3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Nimbus Mono L" fo:font-size="8pt" style:font-size-asian="8pt" style:font-size-complex="8pt"/>
    </style:style>
    <style:style style:name="P9" style:family="paragraph" style:parent-style-name="Standard"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P10" style:family="paragraph" style:parent-style-name="Standard" style:master-page-name="Standard">
      <style:paragraph-properties style:page-number="auto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text-properties style:text-position="0% 100%" fo:font-size="8pt" style:font-size-asian="8pt" style:font-size-complex="8pt"/>
    </style:style>
    <style:style style:name="P12" style:family="paragraph" style:parent-style-name="Standard" style:list-style-name="WW8Num1">
      <style:paragraph-properties fo:line-height="200%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sub 58%" fo:font-size="8pt" style:font-size-asian="8pt" style:font-size-complex="8pt"/>
    </style:style>
    <style:style style:name="T5" style:family="text">
      <style:text-properties style:text-position="0% 100%"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SSIGNMENT NO: 25</text:p>
      <text:p text:style-name="P3">Date <text:s/>: 16.05.2011</text:p>
      <text:p text:style-name="P3"/>
      <text:p text:style-name="P6">AIM:</text:p>
      <text:p text:style-name="P7"><text:tab/></text:p>
      <text:p text:style-name="P7"><text:tab/>Implement Euler's method to solve differential equation dy/dx=xy.</text:p>
      <text:p text:style-name="P3"><text:line-break/></text:p>
      <text:p text:style-name="P6">THEORY:</text:p>
      <text:p text:style-name="P7"><text:tab/></text:p>
      <text:p text:style-name="Standard"><text:span text:style-name="T1"><text:tab/>Let us consider a first order differantial equation as dy/dx=f(x,y) with y(x</text:span><text:span text:style-name="T4">0</text:span><text:span text:style-name="T1">)=y</text:span><text:span text:style-name="T4">0</text:span><text:span text:style-name="T5">.</text:span></text:p>
      <text:p text:style-name="Standard"><text:span text:style-name="T5"><text:tab/>Using Euler's method we get successive approximation of y(x</text:span><text:span text:style-name="T4">n</text:span><text:span text:style-name="T5">)=y</text:span><text:span text:style-name="T4">n</text:span><text:span text:style-name="T5"> as follows</text:span></text:p>
      <text:p text:style-name="Standard"><text:span text:style-name="T5"><text:tab/><text:tab/>y</text:span><text:span text:style-name="T4">1</text:span><text:span text:style-name="T5"> = y</text:span><text:span text:style-name="T4">0</text:span><text:span text:style-name="T5"> + hf(x</text:span><text:span text:style-name="T4">0</text:span><text:span text:style-name="T5">,y</text:span><text:span text:style-name="T4">0</text:span><text:span text:style-name="T5">)<text:tab/><text:tab/>= y(x</text:span><text:span text:style-name="T4">1</text:span><text:span text:style-name="T5">)</text:span></text:p>
      <text:p text:style-name="Standard"><text:span text:style-name="T5"><text:tab/><text:tab/>y</text:span><text:span text:style-name="T4">2</text:span><text:span text:style-name="T5"> = y</text:span><text:span text:style-name="T4">1</text:span><text:span text:style-name="T5"> + hf(x</text:span><text:span text:style-name="T4">1</text:span><text:span text:style-name="T5">,y</text:span><text:span text:style-name="T4">1</text:span><text:span text:style-name="T5">)<text:tab/><text:tab/>= y(x</text:span><text:span text:style-name="T4">2</text:span><text:span text:style-name="T5">)</text:span></text:p>
      <text:p text:style-name="Standard"><text:span text:style-name="T5"><text:tab/><text:tab/>y</text:span><text:span text:style-name="T4">3</text:span><text:span text:style-name="T5"> = y</text:span><text:span text:style-name="T4">2</text:span><text:span text:style-name="T5"> + hf(x</text:span><text:span text:style-name="T4">2</text:span><text:span text:style-name="T5">,y</text:span><text:span text:style-name="T4">2</text:span><text:span text:style-name="T5">)<text:tab/><text:tab/>= y(x</text:span><text:span text:style-name="T4">3</text:span><text:span text:style-name="T5">)</text:span></text:p>
      <text:p text:style-name="P11"><text:tab/><text:tab/><text:tab/>............................</text:p>
      <text:p text:style-name="Standard"><text:span text:style-name="T5"><text:tab/><text:tab/>y</text:span><text:span text:style-name="T4">n</text:span><text:span text:style-name="T5"> = y</text:span><text:span text:style-name="T4">n-1</text:span><text:span text:style-name="T5"> + hf(x</text:span><text:span text:style-name="T4">n-1</text:span><text:span text:style-name="T5">,y</text:span><text:span text:style-name="T4">n-1</text:span><text:span text:style-name="T5">)<text:tab/><text:tab/>= y(x</text:span><text:span text:style-name="T4">n</text:span><text:span text:style-name="T5">)</text:span></text:p>
      <text:p text:style-name="P1"/>
      <text:p text:style-name="P6"><text:bookmark-start text:name="__DdeLink__676_2058507239"/>ALGORITHM:<text:bookmark-end text:name="__DdeLink__676_2058507239"/></text:p>
      <text:p text:style-name="P5"/>
      <text:p text:style-name="Standard"><text:span text:style-name="T2"><text:tab/></text:span><text:span text:style-name="T1">The following function computes y(x</text:span><text:span text:style-name="T4">n</text:span><text:span text:style-name="T1">) for a differential equation dy/dx=f(x,y) using Euler's method, where y(x</text:span><text:span text:style-name="T4">0</text:span><text:span text:style-name="T1">)=y</text:span><text:span text:style-name="T4">0</text:span><text:span text:style-name="T1"> is given and length of each step is h.<text:tab/><text:tab/></text:span></text:p>
      <text:p text:style-name="P4"/>
      <text:p text:style-name="P9">euler(x<text:span text:style-name="T3">0</text:span>,y<text:span text:style-name="T3">0</text:span>,x<text:span text:style-name="T3">n</text:span>,h)</text:p>
      <text:p text:style-name="P9">{</text:p>
      <text:p text:style-name="P9"><text:tab/>x=x<text:span text:style-name="T3">0</text:span></text:p>
      <text:p text:style-name="P9"><text:tab/>y=y<text:span text:style-name="T3">0</text:span></text:p>
      <text:p text:style-name="P9"><text:tab/>while(x&lt;x<text:span text:style-name="T3">n</text:span>)</text:p>
      <text:p text:style-name="P9"><text:tab/>{</text:p>
      <text:p text:style-name="P9"><text:tab/><text:tab/>y=y+h*f(x,y)</text:p>
      <text:p text:style-name="P9"><text:tab/><text:tab/>x=x+h</text:p>
      <text:p text:style-name="P9"><text:tab/>}</text:p>
      <text:p text:style-name="P9"><text:tab/>return y</text:p>
      <text:p text:style-name="P9">}</text:p>
      <text:p text:style-name="P4"/>
      <text:p text:style-name="P1"/>
      <text:p text:style-name="P6">PROGRAM:</text:p>
      <text:p text:style-name="P8"/>
      <text:p text:style-name="P3">euler.c</text:p>
      <text:p text:style-name="P8"/>
      <text:p text:style-name="P8">/* Subject<text:tab/><text:tab/><text:tab/>: Solving differancial equation using Euler's method</text:p>
      <text:p text:style-name="P8"><text:s/>* Author<text:tab/><text:tab/><text:tab/>: Rakesh Malik</text:p>
      <text:p text:style-name="P8"><text:s/>* Date<text:tab/><text:tab/><text:tab/><text:tab/>: 23.03.2011</text:p>
      <text:p text:style-name="P8"><text:s/>* Assignment no.<text:tab/><text:tab/>: 25</text:p>
      <text:p text:style-name="P8"><text:s/>*/</text:p>
      <text:p text:style-name="P8"/>
      <text:p text:style-name="P8">#include&lt;stdio.h&gt;</text:p>
      <text:p text:style-name="P8"/>
      <text:p text:style-name="P8">#define f(x,y) (x*y)</text:p>
      <text:p text:style-name="P8"/>
      <text:p text:style-name="P8">double euler(double,double,double,double,int);</text:p>
      <text:p text:style-name="P8"/>
      <text:p text:style-name="P8">int main()</text:p>
      <text:p text:style-name="P8">{</text:p>
      <text:p text:style-name="P8"><text:tab/>double h,x0,y0,xn,yn;</text:p>
      <text:p text:style-name="P8"><text:tab/>int d;</text:p>
      <text:p text:style-name="P8"><text:tab/>printf("Solving differancial equation using Euler's method\n");</text:p>
      <text:p text:style-name="P8"><text:tab/>printf("\ndy/dx = f(x,y) = x*y");</text:p>
      <text:p text:style-name="P8"><text:tab/>printf("\ngiven y(x0)=y0, To be computed y(xn), where \n");</text:p>
      <text:p text:style-name="P8"><text:tab/>printf("x0 = ");</text:p>
      <text:p text:style-name="P8"><text:tab/>scanf("%lf",&amp;x0);</text:p>
      <text:p text:style-name="P8"><text:tab/>printf("y0 = ");</text:p>
      <text:p text:style-name="P8"><text:tab/>scanf("%lf",&amp;y0);<text:tab/></text:p>
      <text:p text:style-name="P8"><text:tab/>printf("xn = ");</text:p>
      <text:p text:style-name="P8"><text:tab/>scanf("%lf",&amp;xn);</text:p>
      <text:p text:style-name="P8"><text:tab/>printf("length of each step (h) <text:s/>= ");</text:p>
      <text:p text:style-name="P8"><text:tab/>scanf("%lf",&amp;h);</text:p>
      <text:p text:style-name="P8"><text:tab/>printf("Number of decimal places to be corrected upto : ");</text:p>
      <text:p text:style-name="P8"><text:tab/>scanf("%d",&amp;d);</text:p>
      <text:p text:style-name="P8"><text:tab/>yn=euler(x0,y0,xn,h,d);</text:p>
      <text:p text:style-name="P8"><text:tab/>printf("y = %.*lf\n",d,yn);</text:p>
      <text:p text:style-name="P8">}</text:p>
      <text:p text:style-name="P8"/>
      <text:p text:style-name="P8">double euler(double x0,double y0,double xn,double h,int d)</text:p>
      <text:p text:style-name="P8">{</text:p>
      <text:p text:style-name="P8"><text:tab/>double x,y;</text:p>
      <text:p text:style-name="P8"><text:tab/>printf("y(%g) = %.*lf\n",x0,d,y0);</text:p>
      <text:p text:style-name="P8"><text:tab/>for(x=x0,y=y0;x&lt;xn;)</text:p>
      <text:p text:style-name="P8"><text:tab/>{</text:p>
      <text:p text:style-name="P8"><text:soft-page-break/><text:tab/><text:tab/>y=y+h*f(x,y);</text:p>
      <text:p text:style-name="P8"><text:tab/><text:tab/>x+=h;</text:p>
      <text:p text:style-name="P8"><text:tab/><text:tab/>printf("y(%.g) = %.*lf\n",x,d,y);</text:p>
      <text:p text:style-name="P8"><text:tab/>}</text:p>
      <text:p text:style-name="P8"><text:tab/>return y;</text:p>
      <text:p text:style-name="P8">}</text:p>
      <text:p text:style-name="P8"/>
      <text:p text:style-name="P8"/>
      <text:p text:style-name="P6">OUTPUT:</text:p>
      <text:p text:style-name="P6"/>
      <text:p text:style-name="P8">Solving differancial equation using Euler's method</text:p>
      <text:p text:style-name="P8"/>
      <text:p text:style-name="P8">dy/dx = f(x,y) = x*y</text:p>
      <text:p text:style-name="P8">given y(x0)=y0, To be computed y(xn), where </text:p>
      <text:p text:style-name="P8">x0 = 0</text:p>
      <text:p text:style-name="P8">y0 = 1</text:p>
      <text:p text:style-name="P8">xn = 1</text:p>
      <text:p text:style-name="P8">length of each step (h) <text:s/>= .1</text:p>
      <text:p text:style-name="P8">Number of decimal places to be corrected upto : 4</text:p>
      <text:p text:style-name="P8">y(0) = 1.0000</text:p>
      <text:p text:style-name="P8">y(0.1) = 1.0000</text:p>
      <text:p text:style-name="P8">y(0.2) = 1.0100</text:p>
      <text:p text:style-name="P8">y(0.3) = 1.0302</text:p>
      <text:p text:style-name="P8">y(0.4) = 1.0611</text:p>
      <text:p text:style-name="P8">y(0.5) = 1.1036</text:p>
      <text:p text:style-name="P8">y(0.6) = 1.1587</text:p>
      <text:p text:style-name="P8">y(0.7) = 1.2283</text:p>
      <text:p text:style-name="P8">y(0.8) = 1.3142</text:p>
      <text:p text:style-name="P8">y(0.9) = 1.4194</text:p>
      <text:p text:style-name="P8">y(1) = 1.5471</text:p>
      <text:p text:style-name="P8">y(1) = 1.7018</text:p>
      <text:p text:style-name="P8">y = 1.7018</text:p>
      <text:p text:style-name="P8"/>
      <text:p text:style-name="P8"/>
      <text:p text:style-name="P6">DISCUSSION:</text:p>
      <text:p text:style-name="P2"/>
      <text:list xml:id="list88942861" text:style-name="WW8Num1">
        <text:list-item>
          <text:list>
            <text:list-item>
              <text:list>
                <text:list-item>
                  <text:p text:style-name="P12">The function f(x,y)=xy is used as a macro.</text:p>
                </text:list-item>
                <text:list-item>
                  <text:p text:style-name="P12">The number of decimal places to corrected upto is scanned from user.</text:p>
                </text:list-item>
                <text:list-item>
                  <text:p text:style-name="P12">The value of x<text:span text:style-name="T3">0</text:span>, y<text:span text:style-name="T3">0</text:span>, x<text:span text:style-name="T3">n</text:span> are scanned from user.</text:p>
                </text:list-item>
                <text:list-item>
                  <text:p text:style-name="P12">Each step of iteration is printed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, 'Arial Unicode MS'"/>
    <style:font-face style:name="Nimbus Mono L" svg:font-family="'Nimbus Mono L', 'Courier New'" style:font-family-generic="modern"/>
    <style:font-face style:name="DejaVu Sans" svg:font-family="'DejaVu Sans'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1" fo:font-size="12pt" fo:language="en" fo:country="IN" style:letter-kerning="true" style:font-name-asian="DejaVu Sans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2T07:26:35</meta:creation-date>
    <meta:editing-cycles>1</meta:editing-cycles>
    <meta:editing-duration>P0D</meta:editing-duration>
    <meta:generator>OpenOffice.org/3.3$Linux OpenOffice.org_project/330m9$Build-9529</meta:generator>
    <meta:document-statistic meta:table-count="0" meta:image-count="0" meta:object-count="0" meta:page-count="2" meta:paragraph-count="97" meta:word-count="348" meta:character-count="2209"/>
  </office:meta>
</office:document-meta>
</file>